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1c99e0" draw:fill-color="#aadcf7" draw:textarea-horizontal-align="justify" draw:textarea-vertical-align="middle" draw:auto-grow-height="false" fo:min-height="1.655cm" fo:min-width="5.8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1" draw:id="id1" draw:layer="layout" svg:width="6.35cm" svg:height="1.905cm" svg:x="3.175cm" svg:y="2.223cm">
            <text:p text:style-name="P1">Набор координат точек на двух изображениях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6.35cm" svg:height="1.905cm" svg:x="3.175cm" svg:y="5.399cm">
            <text:p text:style-name="P1">Составление матрицы системы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6.35cm" svg:height="1.905cm" svg:x="3.175cm" svg:y="8.574cm">
            <text:p text:style-name="P1">SVD-разложение матрицы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6.35cm" svg:height="1.905cm" svg:x="3.175cm" svg:y="11.75cm">
            <text:p text:style-name="P1">Взятие последней строки матрицы V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6.35cm" svg:height="1.905cm" svg:x="3.175cm" svg:y="14.923cm">
            <text:p text:style-name="P1">Приведение к однородным координатам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35cm" svg:y1="4.128cm" svg:x2="6.35cm" svg:y2="5.399cm" draw:start-shape="id1" draw:start-glue-point="2" draw:end-shape="id2" draw:end-glue-point="0" svg:d="M6350 4128v1271" svg:viewBox="0 0 1 1272">
            <text:p/>
          </draw:connector>
          <draw:connector draw:style-name="gr4" draw:text-style-name="P3" draw:layer="layout" svg:x1="6.35cm" svg:y1="7.304cm" svg:x2="6.35cm" svg:y2="8.574cm" draw:start-shape="id2" draw:start-glue-point="2" draw:end-shape="id3" draw:end-glue-point="0" svg:d="M6350 7304v1270" svg:viewBox="0 0 1 1271">
            <text:p/>
          </draw:connector>
          <draw:connector draw:style-name="gr5" draw:text-style-name="P3" draw:layer="layout" svg:x1="6.35cm" svg:y1="10.479cm" svg:x2="6.35cm" svg:y2="11.75cm" draw:start-shape="id3" draw:start-glue-point="2" draw:end-shape="id4" draw:end-glue-point="0" svg:d="M6350 10479v1271" svg:viewBox="0 0 1 1272">
            <text:p/>
          </draw:connector>
          <draw:connector draw:style-name="gr6" draw:text-style-name="P3" draw:layer="layout" svg:x1="6.35cm" svg:y1="13.655cm" svg:x2="6.35cm" svg:y2="14.923cm" draw:start-shape="id4" draw:start-glue-point="2" draw:end-shape="id5" draw:end-glue-point="0" svg:d="M6350 13655v1268" svg:viewBox="0 0 1 1269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7:32:19.120563982</meta:creation-date>
    <dc:date>2025-05-27T17:44:34.782763095</dc:date>
    <meta:editing-duration>PT12S</meta:editing-duration>
    <meta:editing-cycles>1</meta:editing-cycles>
    <meta:document-statistic meta:object-count="10"/>
    <meta:generator>LibreOffice/24.8.7.2$Linux_X86_64 LibreOffice_project/480$Build-2</meta:generator>
  </office:meta>
</office:document-meta>
</file>